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7.7cm" svg:height="3cm" svg:x="6.9cm" svg:y="4.6cm">
          <text:p text:style-name="P1">New Job</text:p>
          <text:p text:style-name="P1">Menu Displaye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6.7cm" svg:height="2.5cm" svg:x="7.4cm" svg:y="9cm">
          <text:p text:style-name="P1"><text:span text:style-name="T1">Select Tas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10.75cm" svg:y1="3.25cm" svg:x2="10.75cm" svg:y2="4.6cm" draw:start-shape="id1" draw:end-shape="id2" draw:end-glue-point="5" svg:d="m10750 3250v1350">
          <text:p/>
        </draw:connector>
        <draw:frame draw:style-name="gr3" xml:id="id1" draw:id="id1" draw:layer="layout" svg:width="5.9cm" svg:height="1.95cm" svg:x="7.8cm" svg:y="1.3cm">
          <draw:text-box>
            <text:p>See Job Menu System Flow Chart</text:p>
          </draw:text-box>
        </draw:frame>
        <draw:connector draw:style-name="gr2" draw:text-style-name="P1" draw:layer="layout" draw:type="line" svg:x1="10.75cm" svg:y1="7.6cm" svg:x2="10.75cm" svg:y2="9cm" draw:start-shape="id2" draw:start-glue-point="8" draw:end-shape="id3" draw:end-glue-point="4" svg:d="m10750 7600v1400">
          <text:p/>
        </draw:connector>
        <draw:custom-shape draw:style-name="gr1" draw:text-style-name="P3" xml:id="id5" draw:id="id5" draw:layer="layout" svg:width="5.2cm" svg:height="1.9cm" svg:x="14.4cm" svg:y="12.4cm">
          <text:p text:style-name="P1"><text:span text:style-name="T2">Back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4" draw:id="id4" draw:layer="layout" svg:width="5.8cm" svg:height="1.9cm" svg:x="1.4cm" svg:y="12.5cm">
          <text:p text:style-name="P1"><text:span text:style-name="T2">New Job</text:span></text:p>
          <text:p text:style-name="P1"><text:span text:style-name="T2">Form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7.4cm" svg:y1="10.25cm" svg:x2="4.3cm" svg:y2="12.5cm" draw:start-shape="id3" draw:start-glue-point="5" draw:end-shape="id4" draw:end-glue-point="5" svg:d="m7400 10250h-3100v2250">
          <text:p/>
        </draw:connector>
        <draw:connector draw:style-name="gr2" draw:text-style-name="P1" draw:layer="layout" svg:x1="14.1cm" svg:y1="10.25cm" svg:x2="17.65cm" svg:y2="12.4cm" draw:start-shape="id3" draw:start-glue-point="7" draw:end-shape="id5" draw:end-glue-point="4" svg:d="m14100 10250h3550v2150">
          <text:p/>
        </draw:connector>
        <draw:custom-shape draw:style-name="gr1" draw:text-style-name="P3" xml:id="id6" draw:id="id6" draw:layer="layout" svg:width="5.1cm" svg:height="2.4cm" svg:x="7.8cm" svg:y="15.9cm">
          <text:p text:style-name="P1"><text:span text:style-name="T2">Validate New Job</text:span></text:p>
          <text:p text:style-name="P1"><text:span text:style-name="T2">Inform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7" draw:id="id7" draw:layer="layout" svg:width="5.5cm" svg:height="2.5cm" svg:x="7.6cm" svg:y="19.6cm">
          <text:p text:style-name="P1"><text:span text:style-name="T2">New Job Info </text:span></text:p>
          <text:p text:style-name="P1"><text:span text:style-name="T2">Vali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9" draw:id="id9" draw:layer="layout" svg:width="5.4cm" svg:height="2cm" svg:x="7.6cm" svg:y="24.3cm">
          <text:p text:style-name="P1"><text:span text:style-name="T2">Insert New <text:s/>Job Info into </text:span></text:p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4.1cm" svg:height="2.4cm" svg:x="1.8cm" svg:y="15.9cm">
          <text:p text:style-name="P1"><text:span text:style-name="T2">Job Details</text:span></text:p>
          <text:p text:style-name="P1"><text:span text:style-name="T2">Enter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4.3cm" svg:y1="14.4cm" svg:x2="10.35cm" svg:y2="15.9cm" draw:start-shape="id4" draw:start-glue-point="8" draw:end-shape="id6" svg:d="m4300 14400v751h6050v749">
          <text:p/>
        </draw:connector>
        <draw:connector draw:style-name="gr4" draw:text-style-name="P1" draw:layer="layout" svg:x1="7.6cm" svg:y1="20.85cm" svg:x2="3.337cm" svg:y2="18.3cm" draw:start-shape="id7" draw:start-glue-point="5" draw:end-shape="id8" draw:end-glue-point="7" svg:d="m7600 20850h-4263v-2550">
          <text:p text:style-name="P1">No</text:p>
        </draw:connector>
        <draw:connector draw:style-name="gr2" draw:text-style-name="P1" draw:layer="layout" draw:type="line" svg:x1="5.388cm" svg:y1="17.1cm" svg:x2="7.8cm" svg:y2="17.1cm" draw:start-shape="id8" draw:start-glue-point="6" draw:end-shape="id6" draw:end-glue-point="3" svg:d="m5388 17100h2412">
          <text:p/>
        </draw:connector>
        <draw:connector draw:style-name="gr4" draw:text-style-name="P1" draw:layer="layout" draw:type="line" svg:x1="10.35cm" svg:y1="22.1cm" svg:x2="10.3cm" svg:y2="24.3cm" draw:start-shape="id7" draw:start-glue-point="6" draw:end-shape="id9" draw:end-glue-point="0" svg:d="m10350 22100-50 2200">
          <text:p text:style-name="P1">Yes</text:p>
        </draw:connector>
        <draw:custom-shape draw:style-name="gr1" draw:text-style-name="P3" xml:id="id11" draw:id="id11" draw:layer="layout" svg:width="4cm" svg:height="1.9cm" svg:x="15.2cm" svg:y="24.4cm">
          <text:p text:style-name="P1"><text:span text:style-name="T2">Job Details</text:span></text:p>
          <text:p text:style-name="P1"><text:span text:style-name="T2">Enter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.35cm" svg:y1="18.3cm" svg:x2="10.35cm" svg:y2="19.6cm" draw:start-shape="id6" draw:start-glue-point="2" draw:end-shape="id7" draw:end-glue-point="4" svg:d="m10350 18300v1300">
          <text:p/>
        </draw:connector>
        <draw:custom-shape draw:style-name="gr1" draw:text-style-name="P3" xml:id="id10" draw:id="id10" draw:layer="layout" svg:width="5.2cm" svg:height="1.9cm" svg:x="1.4cm" svg:y="24.3cm">
          <text:p text:style-name="P1"><text:span text:style-name="T2">Job Table in</text:span></text:p>
          <text:p text:style-name="P1"><text:span text:style-name="T2">Databas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2" draw:text-style-name="P1" draw:layer="layout" draw:type="line" svg:x1="7.6cm" svg:y1="25.3cm" svg:x2="6.6cm" svg:y2="25.25cm" draw:start-shape="id9" draw:start-glue-point="3" draw:end-shape="id10" draw:end-glue-point="8" svg:d="m7600 25300-1000-50">
          <text:p/>
        </draw:connector>
        <draw:connector draw:style-name="gr2" draw:text-style-name="P1" draw:layer="layout" draw:type="line" svg:x1="15.7cm" svg:y1="25.35cm" svg:x2="13cm" svg:y2="25.3cm" draw:start-shape="id11" draw:start-glue-point="9" draw:end-shape="id9" draw:end-glue-point="1" svg:d="m15700 25350-2700-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4T12:01:18.237000000</meta:creation-date>
    <dc:date>2014-12-04T18:54:30.21</dc:date>
    <meta:editing-duration>PT8M46S</meta:editing-duration>
    <meta:editing-cycles>15</meta:editing-cycles>
    <meta:generator>OpenOffice/4.0.0$Win32 OpenOffice.org_project/400m3$Build-9702</meta:generator>
    <meta:document-statistic meta:object-count="22"/>
  </office:meta>
</office:document-meta>
</file>